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9f81" officeooo:paragraph-rsid="001f9f81"/>
    </style:style>
    <style:style style:name="P2" style:family="paragraph" style:parent-style-name="Standard">
      <style:text-properties officeooo:rsid="001f9f81" officeooo:paragraph-rsid="0020e678"/>
    </style:style>
    <style:style style:name="P3" style:family="paragraph" style:parent-style-name="Standard">
      <style:text-properties officeooo:rsid="001f9f81" officeooo:paragraph-rsid="0020f172"/>
    </style:style>
    <style:style style:name="P4" style:family="paragraph" style:parent-style-name="Standard">
      <style:text-properties officeooo:rsid="0020f172" officeooo:paragraph-rsid="0020f172"/>
    </style:style>
    <style:style style:name="T1" style:family="text">
      <style:text-properties officeooo:rsid="0020e678"/>
    </style:style>
    <style:style style:name="T2" style:family="text">
      <style:text-properties officeooo:rsid="0020f1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376 PS6</text:p>
      <text:p text:style-name="P1"/>
      <text:p text:style-name="P1">This assignment was all about learning how to create more sophisticated (and realistic) physics into our assumptions about robotic movement. We used to assume that when commands were issued, they were carried out instantaneously, which is not only a false assumption for real world dynamics, but can potentially be a dangerous assumption for the longevity of motors and servos on robots. We learned the dynamics appropriate for computing movement in which the velocity commands are linearly increased until reaching max velocity (at a constant acceleration), both in angular and translational cases. Using this knowledge, we were to design code to that, given code that computes acceleration and deceleration for well defined trajectories, would cause an arbitrary robot to brake given a LIDAR alarm (code from the past assignments). The algorithm I came up with is as follows:</text:p>
      <text:p text:style-name="P1"/>
      <text:p text:style-name="P1">procedure break_trajectory(stamped_pose current_pose, vector&lt;odometry_msg&gt; vec_of_states,</text:p>
      <text:p text:style-name="P1"><text:tab/><text:tab/><text:tab/> <text:s text:c="8"/>integer current_pos_in_vec) returns nothing:</text:p>
      <text:p text:style-name="P1"/>
      <text:p text:style-name="P1"><text:tab/>// if this case occurs, then there is no trajectory being executed so the robot must be</text:p>
      <text:p text:style-name="P1"><text:tab/>// at rest...keep it that way if we are actually intending to brake</text:p>
      <text:p text:style-name="P1"><text:tab/>if(no elements in vec_of_states OR current_pos_in_vec &gt;= length(vec_of_states)) then:</text:p>
      <text:p text:style-name="P1"><text:tab/><text:tab/>vec_of_states.add(empty odometry msg)</text:p>
      <text:p text:style-name="P1"><text:tab/>end if</text:p>
      <text:p text:style-name="P1"/>
      <text:p text:style-name="P1"><text:tab/>// get the current velocities that the robot is moving at...want to ramp these down</text:p>
      <text:p text:style-name="P1"><text:tab/>double current_vel = vec_of_states[current_pos_in_vec].twist.twist.linear.x;</text:p>
      <text:p text:style-name="P1"><text:tab/>double current_omega = vec_of_states[current_pos_in_vec].twist.twist.angular.z;</text:p>
      <text:p text:style-name="P1"/>
      <text:p text:style-name="P1"><text:tab/>// <text:span text:style-name="T1">abandon old trajectory</text:span></text:p>
      <text:p text:style-name="P1"><text:tab/><text:span text:style-name="T1">clear(vec_of_states);</text:span></text:p>
      <text:p text:style-name="P1"/>
      <text:p text:style-name="P1"><text:tab/>// compute max distance the robot will travel <text:span text:style-name="T1">for each velocity</text:span></text:p>
      <text:p text:style-name="P1"><text:tab/><text:span text:style-name="T1">double ramp_down_phi_des = 0.5 * (current_omega ^ 2) / max_alpha;</text:span></text:p>
      <text:p text:style-name="P1"><text:tab/><text:span text:style-name="T1">double ramp_down_linear_des = 0.5 * (current_vel ^ 2) / max_alpha;</text:span></text:p>
      <text:p text:style-name="P1"/>
      <text:p text:style-name="P1"><text:tab/>// <text:span text:style-name="T1">compute time necessary to come to a stop..since we are ramping both down</text:span></text:p>
      <text:p text:style-name="P1"><text:tab/>// <text:span text:style-name="T1">simultaneously, this should be the max of the time to do each individually</text:span></text:p>
      <text:p text:style-name="P1"><text:tab/><text:span text:style-name="T1">double t_ramp = max(sqrt(ramp_down_linear_dist/a_max), sqrt(ramp_down_phi_des/a_max));</text:span></text:p>
      <text:p text:style-name="P1"/>
      <text:p text:style-name="P1"><text:tab/>// <text:span text:style-name="T1">compute the number of iterations this will take given time step dt</text:span></text:p>
      <text:p text:style-name="P1"><text:tab/><text:span text:style-name="T1">double npts_ramp = round(t_ramp / dt);</text:span></text:p>
      <text:p text:style-name="P1"/>
      <text:p text:style-name="P1"><text:tab/>// <text:span text:style-name="T1">compute rates at which we slow down</text:span></text:p>
      <text:p text:style-name="P1"><text:tab/><text:span text:style-name="T1">double d_omega = alpha_max * dt, d_vel = alpha_max * dt;</text:span></text:p>
      <text:p text:style-name="P1"/>
      <text:p text:style-name="P1"><text:tab/>//<text:span text:style-name="T1">start off desired velocities to be how fast the robot is moving now</text:span></text:p>
      <text:p text:style-name="P1"><text:tab/><text:span text:style-name="T1">double omega_des = current_omega, speed_des = current_vel;</text:span></text:p>
      <text:p text:style-name="P1"/>
      <text:p text:style-name="P1"><text:tab/>// <text:span text:style-name="T1">need to account for rotation direction when slowing down angular velocity</text:span></text:p>
      <text:p text:style-name="P1"><text:tab/><text:span text:style-name="T1">double omega_accel = sign(current_omega) * a_max;</text:span></text:p>
      <text:p text:style-name="P1"/>
      <text:p text:style-name="P1"/>
      <text:p text:style-name="P1"><text:soft-page-break/><text:tab/>// <text:span text:style-name="T1">start breaking</text:span></text:p>
      <text:p text:style-name="P1"><text:tab/><text:span text:style-name="T1">double t = 0.0;</text:span></text:p>
      <text:p text:style-name="P1"><text:tab/><text:span text:style-name="T1">double new_x = 0.0, new_y = 0.0;</text:span></text:p>
      <text:p text:style-name="P2"><text:tab/><text:span text:style-name="T1">for integer index = 0; index &lt; npts_ramp; ++index do:</text:span></text:p>
      <text:p text:style-name="P2"/>
      <text:p text:style-name="P2"><text:tab/><text:tab/>// <text:span text:style-name="T1">need to cap velocity at minimum of 0.0</text:span></text:p>
      <text:p text:style-name="P1"><text:tab/><text:tab/><text:span text:style-name="T1">speed_des -= (speed_des &gt; 0.0) ? a_max * dt : 0.0;</text:span></text:p>
      <text:p text:style-name="P1"/>
      <text:p text:style-name="P1"><text:tab/><text:tab/>// <text:span text:style-name="T1">compute new x and y coordinates for odometry pose</text:span></text:p>
      <text:p text:style-name="P1"><text:tab/><text:tab/><text:span text:style-name="T1">new_x += speed_des * dt * cos(ramp_down_phi_des);</text:span></text:p>
      <text:p text:style-name="P1"><text:tab/><text:tab/><text:span text:style-name="T1">new_y += speed_des * dt * sin(ramp_down_phi_des);</text:span></text:p>
      <text:p text:style-name="P1"/>
      <text:p text:style-name="P1"><text:tab/><text:tab/>// <text:span text:style-name="T2">cannot let omega_des change sign</text:span></text:p>
      <text:p text:style-name="P1"><text:tab/><text:tab/><text:span text:style-name="T2">if sign(current_omega) == -1.0 then:</text:span></text:p>
      <text:p text:style-name="P1"><text:tab/><text:tab/><text:tab/><text:span text:style-name="T2">omega_des -= (omega_des &lt; 0.0) ? omega_accel * dt : 0.0;</text:span></text:p>
      <text:p text:style-name="P1"><text:tab/><text:tab/><text:span text:style-name="T2">else:</text:span></text:p>
      <text:p text:style-name="P1"><text:tab/><text:tab/><text:tab/><text:span text:style-name="T2">omega_des -= (omega_des &gt; 0.0) ? omega_accel * dt : 0.0;</text:span></text:p>
      <text:p text:style-name="P1"><text:tab/><text:tab/><text:span text:style-name="T2">end if</text:span></text:p>
      <text:p text:style-name="P1"/>
      <text:p text:style-name="P1"><text:tab/><text:tab/>// <text:span text:style-name="T2">update angle the robot is at</text:span></text:p>
      <text:p text:style-name="P1"><text:tab/><text:tab/><text:span text:style-name="T2">ramp_down_phi_des += omega_des * dt;</text:span></text:p>
      <text:p text:style-name="P1"/>
      <text:p text:style-name="P1"><text:tab/><text:tab/>// <text:span text:style-name="T2">append the new odometry state to the list</text:span></text:p>
      <text:p text:style-name="P3"><text:tab/><text:tab/><text:span text:style-name="T2">vec_of_states.add(convert_params_to_odom(new_x, new_y, speed_des,</text:span></text:p>
      <text:p text:style-name="P3"><text:span text:style-name="T2"><text:tab/><text:tab/><text:tab/><text:tab/><text:tab/><text:tab/><text:tab/><text:tab/> <text:s/>omega_des, ramp_down_phi_des));</text:span></text:p>
      <text:p text:style-name="P3"/>
      <text:p text:style-name="P3"><text:tab/><text:span text:style-name="T2">end for</text:span></text:p>
      <text:p text:style-name="P3"/>
      <text:p text:style-name="P3"><text:tab/>// <text:span text:style-name="T2">at the end of this, assume we made it and publish an at rest state</text:span></text:p>
      <text:p text:style-name="P3"><text:tab/><text:span text:style-name="T2">vec_of_states.add(create_rest_odom());</text:span></text:p>
      <text:p text:style-name="P3"/>
      <text:p text:style-name="P3"/>
      <text:p text:style-name="P4">What was interesting in this assignment was that I never got a chance to test this algorithm out. I can prove to you that it works using the dynamics of motion as well as the steps taken in the algorithm, but I do not have a video showcasing its performance. I am not sure why, but when I ran the mobot launch files, my LIDAR would not work (even with the updated launch file). The LIDAR scans would not return anything OTHER than an array full of “-inf” elements, which not only doesn’t make sense (a negative LIDAR value??), but would not change even when I paused gazebo, moved the mobot next to a wall and then resumed the simulation. Anyways, I did find an error in my lidar_alarm code; I did not anticipate getting negative LIDAR scan values, so my lidar_alarm was always True until I fixed the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02:10:22.491975129</meta:creation-date>
    <meta:generator>LibreOffice/5.1.6.2$Linux_X86_64 LibreOffice_project/10m0$Build-2</meta:generator>
    <dc:date>2017-03-09T02:46:18.628341186</dc:date>
    <meta:editing-duration>PT10M18S</meta:editing-duration>
    <meta:editing-cycles>1</meta:editing-cycles>
    <meta:document-statistic meta:table-count="0" meta:image-count="0" meta:object-count="0" meta:page-count="2" meta:paragraph-count="52" meta:word-count="659" meta:character-count="4238" meta:non-whitespace-character-count="3545"/>
  </office:meta>
</office:document-meta>
</file>